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5" calcext:value-type="float">
            <text:p>4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6" calcext:value-type="float">
            <text:p>2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9" calcext:value-type="float">
            <text:p>1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57.7777777777778" calcext:value-type="float">
            <text:p>57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07:47:33.2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08:33:19.794000000</dc:date>
    <meta:editing-duration>PT18H49M28S</meta:editing-duration>
    <meta:editing-cycles>90</meta:editing-cycles>
    <meta:generator>LibreOffice/24.8.6.2$Windows_X86_64 LibreOffice_project/6d98ba145e9a8a39fc57bcc76981d1fb1316c60c</meta:generator>
    <meta:document-statistic meta:table-count="1" meta:cell-count="445" meta:object-count="1"/>
  </office:meta>
</office:document-meta>
</file>